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15f" officeooo:paragraph-rsid="001321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nhamento de tabela</text:p>
      <text:p text:style-name="P1"/>
      <text:p text:style-name="P1">Podemos alinhar uma tabela na horizontal, usando o comando text-align(left, center, top); e também podemos alinhar na vertical usando vertical-aligne(top, middle, bottom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3T21:22:28.164000000</meta:creation-date>
    <dc:date>2022-10-13T21:32:50.708000000</dc:date>
    <meta:editing-duration>PT10M23S</meta:editing-duration>
    <meta:editing-cycles>1</meta:editing-cycles>
    <meta:document-statistic meta:table-count="0" meta:image-count="0" meta:object-count="0" meta:page-count="1" meta:paragraph-count="2" meta:word-count="25" meta:character-count="191" meta:non-whitespace-character-count="168"/>
    <meta:generator>LibreOffice/7.4.1.2$Windows_X86_64 LibreOffice_project/3c58a8f3a960df8bc8fd77b461821e42c061c5f0</meta:generator>
  </office:meta>
</office:document-meta>
</file>